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2b2b2" style:text-line-through-style="solid" style:text-line-through-type="single"/>
    </style:style>
    <style:style style:name="ce9" style:family="table-cell" style:parent-style-name="Default">
      <style:text-properties fo: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-generat</text:p>
          </table:table-cell>
          <table:table-cell office:value-type="string" calcext:value-type="string">
            <text:p>scroller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table:style-name="ce8" office:value-type="string" calcext:value-type="string">
            <text:p>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00-0800</text:p>
          </table:table-cell>
          <table:table-cell table:style-name="ce8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 office:value-type="string" calcext:value-type="string">
            <text:p>load PCOLR</text:p>
          </table:table-cell>
          <table:table-cell office:value-type="string" calcext:value-type="string">
            <text:p>color data</text:p>
          </table:table-cell>
        </table:table-row>
        <table:table-row table:style-name="ro1">
          <table:table-cell office:value-type="string" calcext:value-type="string">
            <text:p>0800-0b00</text:p>
          </table:table-cell>
          <table:table-cell table:style-name="ce8"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00-1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-1c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6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0-28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office:value-type="string" calcext:value-type="string">
            <text:p>Load RFONT after click Search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4d00-5200 code</text:p>
          </table:table-cell>
          <table:table-cell table:number-columns-repeated="2" table:style-name="ce2" office:value-type="string" calcext:value-type="string">
            <text:p>4d00-5300 code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5300-5900 lookups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 (fryba 6400)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 do 7d10</text:p>
          </table:table-cell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5" table:style-name="ce4" office:value-type="string" calcext:value-type="string">
            <text:p>resident 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00-c000</text:p>
          </table:table-cell>
          <table:table-cell table:number-columns-repeated="4"/>
          <table:table-cell office:value-type="string" calcext:value-type="string">
            <text:p>load RESTX</text:p>
          </table:table-cell>
          <table:table-cell office:value-type="string" calcext:value-type="string">
            <text:p>9800-c000 result text</text:p>
          </table:table-cell>
          <table:table-cell office:value-type="string" calcext:value-type="string">
            <text:p>load SCRLL</text:p>
          </table:table-cell>
          <table:table-cell table:style-name="ce2" office:value-type="string" calcext:value-type="string">
            <text:p>code+gener cod</text:p>
          </table:table-cell>
          <table:table-cell table:style-name="ce2" office:value-type="string" calcext:value-type="string">
            <text:p>code -9f00</text:p>
          </table:table-cell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7"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19T16:50:35.267073190</dc:date>
    <meta:editing-duration>P8DT14H14M23S</meta:editing-duration>
    <meta:editing-cycles>46</meta:editing-cycles>
    <meta:document-statistic meta:table-count="1" meta:cell-count="126" meta:object-count="0"/>
  </office:meta>
</office:document-meta>
</file>